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officeooo:paragraph-rsid="00066241"/>
    </style:style>
    <style:style style:name="P3" style:family="paragraph" style:parent-style-name="Standard">
      <style:paragraph-properties fo:text-align="justify" style:justify-single-word="false"/>
      <style:text-properties officeooo:paragraph-rsid="0007f2ff"/>
    </style:style>
    <style:style style:name="P4" style:family="paragraph" style:parent-style-name="Standard">
      <style:paragraph-properties fo:text-align="justify" style:justify-single-word="false"/>
      <style:text-properties officeooo:paragraph-rsid="000d72c8"/>
    </style:style>
    <style:style style:name="P5" style:family="paragraph" style:parent-style-name="Standard">
      <style:paragraph-properties fo:text-align="justify" style:justify-single-word="false"/>
      <style:text-properties fo:font-weight="bold" officeooo:paragraph-rsid="00066241" style:font-weight-asian="bold"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2.25pt" style:font-size-complex="14pt"/>
    </style:style>
    <style:style style:name="P8"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P9" style:family="paragraph" style:parent-style-name="Standard">
      <style:paragraph-properties fo:text-align="justify" style:justify-single-word="false"/>
      <style:text-properties style:font-name="Liberation Serif1" officeooo:paragraph-rsid="000d72c8"/>
    </style:style>
    <style:style style:name="T1" style:family="text">
      <style:text-properties officeooo:rsid="00080773"/>
    </style:style>
    <style:style style:name="T2" style:family="text">
      <style:text-properties officeooo:rsid="00066241"/>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d72c8" style:font-weight-asian="bold" style:font-weight-complex="bold"/>
    </style:style>
    <style:style style:name="T9" style:family="text">
      <style:text-properties officeooo:rsid="0007f2ff"/>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fo:font-weight="normal" officeooo:rsid="001d8f25" style:font-name-asian="Liberation Serif" style:font-weight-asian="normal" style:font-name-complex="Liberation Serif" style:font-weight-complex="normal"/>
    </style:style>
    <style:style style:name="T15" style:family="text">
      <style:text-properties fo:color="#000000" loext:opacity="100%" fo:font-weight="normal" officeooo:rsid="001d8f25" style:font-name-asian="Noto Serif SC" style:font-weight-asian="normal" style:font-name-complex="Lucida Sans1" style:font-weight-complex="normal"/>
    </style:style>
    <style:style style:name="T16" style:family="text">
      <style:text-properties style:font-name="Liberation Serif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cencia internacional pública de atribución/reconocimiento-compartirigual (<text:span text:style-name="T10">BY-SA</text:span>) 4.0 de Comunes Creativos (CC, <text:span text:style-name="T10">Creative Commons</text:span>)</text:p>
      <text:p text:style-name="P7"/>
      <text:p text:style-name="P2"><text:span text:style-name="T3">https://www.creativecommons.org/licenses/by-sa/4.0/deed.es<text:line-break/>https://www.creativecommons.org/licenses/by-sa/4.0/legalcode.es</text:span><text:line-break/></text:p>
      <text:p text:style-name="P4">Esta licencia es aceptable para Obras Culturales Libres.</text:p>
      <text:p text:style-name="P4"><text:line-break/><text:span text:style-name="T16">Usted es libre de:</text:span></text:p>
      <text:p text:style-name="P9"><text:span text:style-name="T14">•</text:span><text:span text:style-name="T15"> </text:span><text:span text:style-name="T7">Compartir</text:span> — copiar y redistribuir el material en cualquier medio o formato.</text:p>
      <text:p text:style-name="P9"><text:span text:style-name="T14">•</text:span><text:span text:style-name="T15"> </text:span><text:span text:style-name="T7">Adaptar</text:span> — remezclar, transformar y construir a partir del material para cualquier propósito, incluso comercialmente.</text:p>
      <text:p text:style-name="P9"><text:line-break/>La licenciante no puede revocar estas libertades en tanto usted siga los términos de la licencia.</text:p>
      <text:p text:style-name="P9"><text:line-break/><text:span text:style-name="T7">Bajo los siguientes términos:</text:span></text:p>
      <text:p text:style-name="P9"><text:span text:style-name="T14">•</text:span><text:span text:style-name="T15"> </text:span><text:span text:style-name="T7">Atribución</text:span> — usted debe dar crédito de manera adecuada, brindar un enlace a la licencia, e indicar si se han realizado cambios. <text:s/>Puede hacerlo en cualquier forma razonable, pero no de forma tal que sugiera que usted o su uso tienen el apoyo de la licenciante.</text:p>
      <text:p text:style-name="P9"><text:span text:style-name="T14">•</text:span><text:span text:style-name="T15"> </text:span><text:span text:style-name="T7">Compartir</text:span><text:span text:style-name="T8">i</text:span><text:span text:style-name="T7">gual</text:span> — si remezcla, transforma o crea a partir del material, debe distribuir su contribución bajo la lamisma licencia del original.</text:p>
      <text:p text:style-name="P9"><text:span text:style-name="T14">•</text:span><text:span text:style-name="T15"> </text:span><text:span text:style-name="T7">No hay restricciones adicionales</text:span> — no puede aplicar términos legales ni medidas tecnológicas que restrinjan legalmente a otras a hacer cualquier uso permitido por la licencia.</text:p>
      <text:p text:style-name="P9"><text:line-break/><text:span text:style-name="T7">Avisos:</text:span></text:p>
      <text:p text:style-name="P9"><text:span text:style-name="T14">•</text:span><text:span text:style-name="T15"> </text:span>No tiene que cumplir con la licencia para elementos del materiale en el dominio público o cuando su uso esté permitido por una excepción o limitación aplicable.</text:p>
      <text:p text:style-name="P9"><text:span text:style-name="T14">•</text:span><text:span text:style-name="T15"> </text:span>No se dan garantías. <text:s/>La licencia podría no darle todos los permisos que necesita para el uso que tenga previsto. <text:s/>Por ejemplo, otros derechos como publicidad, privacidad, o derechos morales pueden limitar la forma en que utilice el material.</text:p>
      <text:p text:style-name="P2"/>
      <text:p text:style-name="Horizontal_20_Line"/>
      <text:p text:style-name="P2"/>
      <text:p text:style-name="P2">Al ejercer los Derechos Licenciados (definidos a continuación), Usted acepta y acuerda estar obligado por los términos y condiciones de esta <text:span text:style-name="T5">Licencia Internacional Pública de Atribución/Reconocimiento-CompartirIgual 4.0 de </text:span><text:span text:style-name="T11">Creative Commons</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2"><text:line-break/><text:span text:style-name="T6">Sección 1 — Definiciones.</text:span></text:p>
      <text:p text:style-name="P2"><text:line-break/><text:span text:style-name="T7">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text:soft-page-break/>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2"><text:span text:style-name="T7">b. <text:s/>Licencia de adaptador</text:span> es aquella licencia que Usted aplica a Sus Derechos de Autor y Derechos Similares en Sus contribuciones consideradas como Material Adaptado de acuerdo con los términos y condiciones de esta Licencia Pública.</text:p>
      <text:p text:style-name="P2"><text:span text:style-name="T7">c. <text:s/>Una Licencia Compatible</text:span> con <text:span text:style-name="T10">BY-SA</text:span> es aquella que aparece en la lista disponible en "<text:span text:style-name="T3">creativecommons.org/</text:span><text:span text:style-name="T4">​</text:span><text:span text:style-name="T3">compatiblelicenses</text:span>", aprobada por <text:span text:style-name="T10">Creative Commons</text:span>, como una licencia esencialmente equivalente a esta Licencia Pública.</text:p>
      <text:p text:style-name="P2"><text:span text:style-name="T7">d. <text:s/>Derechos de Autor y Derechos Similares</text:span> son todos aquellos derechos estrechamente vinculados a los derechos de autor, incluidos, de manera enunciativa y no taxativa, los derechos sobre las interpretaciones, las emisiones, las grabaciones sonoras y los Derechos <text:span text:style-name="T10">Sui Generis</text:span> sobre Bases de Datos, sin importar cómo estos derechos se encuentren enunciados o categorizados. <text:s/>A los efectos de esta Licencia Pública, los derechos especificados en las secciones 2(b)(1)-(2) no se consideran Derechos de Autor y Derechos Similares.</text:p>
      <text:p text:style-name="P2"><text:span text:style-name="T7">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2"><text:span text:style-name="T7">f. <text:s/>Excepciones y Limitaciones</text:span> son el uso justo (<text:span text:style-name="T10">fair use</text:span>), el trato justo (<text:span text:style-name="T10">fair dealing</text:span>) y/o cualquier otra excepción o limitación a los Derechos de Autor y Derechos Similares que se apliquen al uso el Material Licenciado.</text:p>
      <text:p text:style-name="P2"><text:span text:style-name="T7">g. <text:s/>Elementos de la Licencia</text:span> son los atributos que figuran en el nombre de la Licencia Pública de Creative Commons. <text:s/>Los Elementos de la Licencia de esta Licencia Pública son Atribución/Reconocimiento y CompartirIgual.</text:p>
      <text:p text:style-name="P2"><text:span text:style-name="T7">h. <text:s/>Material Licenciado</text:span> es obra artística o literaria, base de datos o cualquier otro material al cual el Licenciante aplicó esta Licencia Pública.</text:p>
      <text:p text:style-name="P2"><text:span text:style-name="T7">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2"><text:span text:style-name="T7">j. <text:s/>Licenciante</text:span> es el individuo(s) o la entidad(es) que concede derechos bajo esta Licencia Pública.</text:p>
      <text:p text:style-name="P2"><text:span text:style-name="T7">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2"><text:span text:style-name="T7">l. <text:s/>Derechos </text:span><text:span text:style-name="T13">Sui Generis</text:span><text:span text:style-name="T7">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2"><text:span text:style-name="T7">m. <text:s/>Usted</text:span> es el individuo o la entidad que ejerce los Derechos Licenciados en esta Licencia Pública. <text:s/>La palabra Su tiene un significado equivalente.</text:p>
      <text:p text:style-name="P2"><text:soft-page-break/><text:line-break/><text:span text:style-name="T6">Sección 2 — Ámbito de Aplicación.</text:span></text:p>
      <text:p text:style-name="P2"><text:line-break/><text:span text:style-name="T7">a. <text:s/>Otorgamiento de la licencia.</text:span></text:p>
      <text:p text:style-name="P2"><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2"><text:tab/><text:tab/><text:span text:style-name="T5">A.</text:span> <text:s/>reproducir y Compartir el Material Licenciado, en su totalidad o en parte; y</text:p>
      <text:p text:style-name="P2"><text:tab/><text:tab/><text:span text:style-name="T5">B.</text:span> <text:s/>producir, reproducir y Compartir Material Adaptado.</text:p>
      <text:p text:style-name="P2"><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2"><text:tab/><text:span text:style-name="T5">3. <text:s/>Vigencia.</text:span> <text:s/>La vigencia de esta Licencia Pública está especificada en la sección 6(a).</text:p>
      <text:p text:style-name="P2"><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2"><text:tab/><text:span text:style-name="T5">5. <text:s/>Receptores posteriores.</text:span></text:p>
      <text:p text:style-name="P2"><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2"><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2"><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2"><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5">b. <text:s/>Otros derechos.</text:p>
      <text:p text:style-name="P2"><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2"><text:tab/><text:span text:style-name="T5">2.</text:span> <text:s/>Los derechos de patentes y marcas no son objeto de esta Licencia Pública.</text:p>
      <text:p text:style-name="P2"><text:soft-page-break/><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2"><text:line-break/><text:span text:style-name="T6">Sección 3 — Condiciones de la Licencia.</text:span></text:p>
      <text:p text:style-name="P2"><text:line-break/>Su ejercicio de los Derechos Licenciados está expresamente sujeto a las condiciones siguientes.</text:p>
      <text:p text:style-name="P2"><text:line-break/><text:span text:style-name="T7">a. <text:s/>Atribución/Reconocimiento.</text:span></text:p>
      <text:p text:style-name="P2"><text:tab/><text:span text:style-name="T5">1.</text:span> <text:s/>Si Usted comparte el Material Licenciado (incluyendo en forma modificada), Usted debe:</text:p>
      <text:p text:style-name="P2"><text:tab/><text:tab/><text:span text:style-name="T5">A.</text:span> <text:s/>Conservar lo siguiente si es facilitado por el Licenciante con el Material Licenciado:</text:p>
      <text:p text:style-name="P2"><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2"><text:tab/><text:tab/><text:tab/>ii. <text:s/>un aviso sobre derecho de autor;</text:p>
      <text:p text:style-name="P2"><text:tab/><text:tab/><text:tab/>iii. <text:s/>un aviso que se refiera a esta Licencia Pública;</text:p>
      <text:p text:style-name="P2"><text:tab/><text:tab/><text:tab/>iv. <text:s/>un aviso que se refiera a la limitación de garantías;</text:p>
      <text:p text:style-name="P2"><text:tab/><text:tab/><text:tab/>v. <text:s/>un IRU (identificador de recursos uniforme) o un hipervínculo al Material Licenciado en la medida razonablemente posible;</text:p>
      <text:p text:style-name="P2"><text:tab/><text:tab/><text:span text:style-name="T5">B.</text:span> <text:s/>Indicar si Usted modificó el Material Licenciado y conservar una indicación de las modificaciones anteriores; e</text:p>
      <text:p text:style-name="P2"><text:tab/><text:tab/><text:span text:style-name="T5">C.</text:span> <text:s/>Indicar que el Material Licenciado está bajo esta Licencia Pública, e incluir el texto, el IRU o el hipervínculo a esta Licencia Pública.</text:p>
      <text:p text:style-name="P2"><text:tab/><text:span text:style-name="T5">2.</text:span> <text:s/>Usted puede satisfacer las condiciones de la sección 3(a)(1) de cualquier</text:p>
      <text:p text:style-name="P2"><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2"><text:tab/><text:span text:style-name="T5">3.</text:span> <text:s/>Bajo requerimiento del Licenciante, Usted debe eliminar cualquier información requerida por la sección 3(a)(1)(A) en la medida razonablemente posible.</text:p>
      <text:p text:style-name="P5">b. <text:s/>CompartirIgual.</text:p>
      <text:p text:style-name="P2"><text:tab/>Además de las condiciones de la sección 3(a), si Usted Comparte Material Adaptado producido por Usted, también aplican las condiciones siguientes.</text:p>
      <text:p text:style-name="P2"><text:tab/><text:span text:style-name="T5">1.</text:span> <text:s/>La Licencia del Adaptador que Usted aplique debe ser una licencia de Creative Commons con los mismos Elementos de la Licencia, ya sea de esta versión o una posterior, o una Licencia Compatible con la <text:span text:style-name="T10">BY-SA</text:span>.</text:p>
      <text:p text:style-name="P2"><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2"><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2"><text:line-break/><text:span text:style-name="T6">Sección 4 — Derechos </text:span><text:span text:style-name="T12">Sui Generis</text:span><text:span text:style-name="T6"> sobre Bases de Datos.</text:span></text:p>
      <text:p text:style-name="P2"><text:soft-page-break/><text:line-break/>Cuando los Derechos Licenciados incluyan Derechos <text:span text:style-name="T10">Sui Generis</text:span> sobre Bases de Datos que apliquen a Su uso del Material Licenciado:</text:p>
      <text:p text:style-name="P2"><text:span text:style-name="T7">a.</text:span> <text:s/>para evitar cualquier duda, la sección 2(a)(1) le concede a Usted el derecho a extraer, reutilizar, reproducir y Compartir todo o una parte sustancial de los contenidos de la base de datos;</text:p>
      <text:p text:style-name="P2"><text:span text:style-name="T7">b.</text:span> <text:s/>si Usted incluye la totalidad o una parte sustancial del contenido de una base de datos en otra sobre la cual Usted ostenta Derecho <text:span text:style-name="T10">Sui Generis</text:span> sobre Bases de Datos, entonces ella (pero no sus contenidos individuales) se entenderá como Material Adaptado para efectos de la sección 3(b); y</text:p>
      <text:p text:style-name="P2"><text:span text:style-name="T7">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2"><text:line-break/><text:span text:style-name="T6">Sección 5 — Exención de Garantías y Limitación de Responsabilidad.</text:span></text:p>
      <text:p text:style-name="P2"><text:line-break/><text:span text:style-name="T7">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infracción, ausencia de vicios ocultos u otros defectos, la exactitud, la presencia o la ausencia de errores, sean o no conocidos o detectables. Cuando no se permita, totalmente o en parte, la declaración de ausencia de garantías, a Usted puede no aplicársele esta exclusión.</text:p>
      <text:p text:style-name="P2"><text:span text:style-name="T7">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2"><text:span text:style-name="T7">c.</text:span> <text:s/>La renuncia de garantías y la limitación de responsabilidad descritas anteriormente deberán ser interpretadas, en la medida de lo posible, como lo más próximo a una exención y renuncia absoluta a todo tipo de responsabilidad.</text:p>
      <text:p text:style-name="P2"><text:line-break/><text:span text:style-name="T6">Sección 6 — Vigencia y Terminación.</text:span></text:p>
      <text:p text:style-name="P2"><text:line-break/><text:span text:style-name="T7">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2"><text:span text:style-name="T7">b.</text:span> <text:s/>En aquellos casos en que Su derecho a utilizar el Material Licenciado se haya terminado conforme a la sección 6(a), este será restablecido:</text:p>
      <text:p text:style-name="P2"><text:tab/><text:span text:style-name="T5">1.</text:span> <text:s/>automáticamente a partir de la fecha en que la violación sea subsanada, siempre y cuando esta se subsane dentro de los 30 días siguientes a partir de Su descubrimiento de la violación; o</text:p>
      <text:p text:style-name="P3"><text:soft-page-break/><text:tab/><text:span text:style-name="T5">2.</text:span> <text:s/>tras el restablecimiento expreso por parte del Licenciante.</text:p>
      <text:p text:style-name="P3"><text:span text:style-name="T9"><text:tab/></text:span>Para evitar dudas, esta sección 6(b) no afecta ningún derecho que pueda tener el Licenciante a buscar resarcimiento por Sus violaciones de esta Licencia Pública.</text:p>
      <text:p text:style-name="P2"><text:span text:style-name="T7">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2"><text:span text:style-name="T7">d.</text:span> <text:s/>Las secciones 1, 5, 6, 7, y 8 permanecerán vigentes a la terminación de esta Licencia Pública.</text:p>
      <text:p text:style-name="P2"><text:line-break/><text:span text:style-name="T6">Sección 7 — Otros Términos y Condiciones.</text:span></text:p>
      <text:p text:style-name="P2"><text:line-break/><text:span text:style-name="T7">a.</text:span> <text:s/>El Licenciante no estará obligado por ningún término o condición adicional o diferente que Usted le comunique a menos que se acuerde expresamente.</text:p>
      <text:p text:style-name="P2"><text:span text:style-name="T7">b.</text:span> <text:s/>Cualquier arreglo, convenio o acuerdo en relación con el Material Licenciado que no se indique en este documento se considera separado e independiente de los términos y condiciones de esta Licencia Pública.</text:p>
      <text:p text:style-name="P2"><text:line-break/><text:span text:style-name="T6">Sección 8 — Interpretación.</text:span></text:p>
      <text:p text:style-name="P2"><text:line-break/><text:span text:style-name="T7">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2"><text:span text:style-name="T7">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2"><text:span text:style-name="T7">c.</text:span> <text:s/>No se podrá renunciar a ningún término o condición de esta Licencia Pública, ni se consentirá ningún incumplimiento, a menos que se acuerde expresamente con el Licenciante.</text:p>
      <text:p text:style-name="P2"><text:span text:style-name="T7">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2"/>
      <text:p text:style-name="Horizontal_20_Line"/>
      <text:p text:style-name="P3"><text:line-break/>Comunes Creativos puede ser contactada en "<text:span text:style-name="T3">creativecommons.org</text:span>".</text:p>
      <text:p text:style-name="P2"><text:line-break/>Nicole Sharp Ruiz puede ser contactada en "<text:span text:style-name="T3">nicolesharp.net</text:span>".</text:p>
      <text:p text:style-name="P2"><text:line-break/>2023-08-24 Nicole Sharp Ruiz y Comunes Creativos</text:p>
      <text:p text:style-name="P8">https://www.nicolesharp.net/</text:p>
      <text:p text:style-name="P8">https://www.creativecommons.org/</text:p>
      <text:p text:style-name="P2"><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span text:style-name="MT1">/</text:span><text:span text:style-name="MT1"><text:page-count>7</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6:20:34.601000000</dc:date>
    <dc:creator>Nicole Sharp</dc:creator>
    <meta:editing-duration>PT22M11S</meta:editing-duration>
    <meta:editing-cycles>7</meta:editing-cycles>
    <meta:generator>LibreOffice/7.4.7.2$Windows_X86_64 LibreOffice_project/723314e595e8007d3cf785c16538505a1c878ca5</meta:generator>
    <meta:document-statistic meta:table-count="0" meta:image-count="0" meta:object-count="0" meta:page-count="7" meta:paragraph-count="98" meta:word-count="2774" meta:character-count="18508" meta:non-whitespace-character-count="15532"/>
  </office:meta>
</office:document-meta>
</file>